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4.8cm" svg:height="6.8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3-10-19T10:14:56.639325632</meta:creation-date>
    <dc:date>2013-11-05T15:49:14.879255298</dc:date>
    <dc:creator>Mohamed Zarka</dc:creator>
    <meta:editing-duration>P0D</meta:editing-duration>
    <meta:editing-cycles>2</meta:editing-cycles>
    <meta:generator>LibreOffice/4.1.2.3$Linux_X86_64 LibreOffice_project/410m0$Build-3</meta:generator>
    <meta:document-statistic meta:object-count="1"/>
  </office:meta>
</office:document-meta>
</file>